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Lato Heavy" fo:font-size="28pt" fo:font-weight="bold" officeooo:rsid="000f84da" officeooo:paragraph-rsid="000f84da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Lato Heavy" fo:font-size="18pt" fo:font-weight="bold" officeooo:rsid="000f84da" officeooo:paragraph-rsid="000f84da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ato Heavy" fo:font-size="18pt" fo:font-weight="bold" officeooo:rsid="000f84da" officeooo:paragraph-rsid="000f84da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color="#000000" style:font-name="Lato Heavy" fo:font-size="18pt" fo:font-weight="bold" officeooo:rsid="000f84da" officeooo:paragraph-rsid="000f84da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66b3" style:font-name="Lato Heavy" fo:font-size="28pt" fo:font-weight="bold" officeooo:rsid="000f84da" officeooo:paragraph-rsid="000f84da" style:font-size-asian="28pt" style:font-weight-asian="bold" style:font-size-complex="28pt" style:font-weight-complex="bold"/>
    </style:style>
    <style:style style:name="P6" style:family="paragraph">
      <loext:graphic-properties draw:fill-color="#ffffff"/>
      <style:text-properties style:font-name="Lato Heavy" fo:font-size="10.5pt" style:font-size-asian="10.5pt" style:font-size-complex="10.5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12pt"/>
    </style:style>
    <style:style style:name="P10" style:family="paragraph">
      <loext:graphic-properties draw:fill-color="#ffffff"/>
      <style:text-properties fo:font-size="12pt"/>
    </style:style>
    <style:style style:name="T1" style:family="text">
      <style:text-properties fo:color="#0066b3"/>
    </style:style>
    <style:style style:name="T2" style:family="text">
      <style:text-properties style:font-name="Lato Heavy" fo:font-size="10.5pt" style:font-size-asian="10.5pt" style:font-size-complex="10.5pt"/>
    </style:style>
    <style:style style:name="T3" style:family="text">
      <style:text-properties fo:font-size="12pt"/>
    </style:style>
    <style:style style:name="T4" style:family="text">
      <style:text-properties fo:language="fr" fo:country="FR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1.337cm" fo:min-width="7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817cm" fo:min-width="3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817cm" fo:min-width="4.4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1.173cm" fo:min-width="6.9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584cm" fo:min-width="4.0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1.349cm" fo:min-width="15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386cm" fo:min-width="4.2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ffffff" draw:fill-color="#ffffff" draw:textarea-horizontal-align="justify" draw:textarea-vertical-align="middle" draw:auto-grow-height="false" fo:min-height="1.602cm" fo:min-width="2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ffffff" draw:fill-color="#ffffff" draw:textarea-horizontal-align="justify" draw:textarea-vertical-align="middle" draw:auto-grow-height="false" fo:min-height="1.291cm" fo:min-width="5.9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ffffff" draw:fill-color="#ffffff" draw:textarea-horizontal-align="justify" draw:textarea-vertical-align="middle" draw:auto-grow-height="false" fo:min-height="1.935cm" fo:min-width="7.9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1.577cm" fo:min-width="6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ffffff" draw:fill-color="#ffffff" draw:textarea-horizontal-align="justify" draw:textarea-vertical-align="middle" draw:auto-grow-height="false" fo:min-height="0.815cm" fo:min-width="9.7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2.152cm" fo:min-width="8.0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1.988cm" fo:min-width="7.7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049cm" fo:min-width="0.0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1.842cm" fo:min-width="7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2.651cm" fo:min-width="8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861cm" fo:min-width="7.9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1.455cm" fo:min-width="3.0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1.455cm" fo:min-width="3.0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textarea-horizontal-align="justify" draw:textarea-vertical-align="middle" draw:auto-grow-height="false" fo:min-height="1.455cm" fo:min-width="3.5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1.931cm" fo:min-width="3.0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1.535cm" fo:min-width="3.0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osition de schéma de navigation de <text:span text:style-name="T1">Samba mobile</text:span></text:p>
      <text:p text:style-name="P5"/>
      <text:p text:style-name="P2">Présenté par Jmaurio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0" draw:name="Forme1" draw:style-name="gr1" draw:text-style-name="P6" svg:width="7.224cm" svg:height="1.482cm" svg:x="8.398cm" svg:y="-1.759cm"><text:p><text:span text:style-name="T2">A l’ouverture de </text:span><text:span text:style-name="T2">l’application la </text:span><text:span text:style-name="T2">première fois</text:span></text:p><text:p><text:span text:style-name="T2">,l’utilisateur </text:span><text:span text:style-name="T2">choisis :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2" draw:style-name="gr2" svg:width="3.864cm" svg:height="2.012cm" svg:x="5.964cm" svg:y="-0.277cm"><text:p>Commander sa carte </text:p><text:p>Samb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3" svg:width="4.657cm" svg:height="2.012cm" svg:x="11.837cm" svg:y="-0.277cm"><text:p>J’ai déjà une carte Samb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Forme5" draw:style-name="gr4" draw:text-style-name="P7" svg:x1="8.768cm" svg:y1="-0.277cm" svg:x2="10.832cm" svg:y2="-0.647cm"><text:p/></draw:line><draw:line text:anchor-type="paragraph" draw:z-index="6" draw:name="Forme6" draw:style-name="gr4" draw:text-style-name="P7" svg:x1="11.07cm" svg:y1="-0.806cm" svg:x2="13.451cm" svg:y2="-0.277cm"><text:p/></draw:line><text:soft-page-break/></text:p>
      <text:p text:style-name="P3"><draw:line text:anchor-type="paragraph" draw:z-index="3" draw:name="Forme3" draw:style-name="gr4" draw:text-style-name="P7" svg:x1="7.498cm" svg:y1="0.972cm" svg:x2="7.498cm" svg:y2="1.977cm"><text:p/></draw:line><draw:line text:anchor-type="paragraph" draw:z-index="4" draw:name="Forme4" draw:style-name="gr4" draw:text-style-name="P7" svg:x1="13.928cm" svg:y1="0.972cm" svg:x2="13.928cm" svg:y2="2.136cm"><text:p/></draw:line><draw:custom-shape text:anchor-type="paragraph" draw:z-index="7" draw:name="Forme7" draw:style-name="gr5" draw:text-style-name="P8" svg:width="7.065cm" svg:height="1.297cm" svg:x="4.588cm" svg:y="1.369cm"><text:p>L’utilisateur remplie le formulaire </text:p><text:p>d’obtention de la carte et l’envoi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8" draw:style-name="gr6" draw:text-style-name="P9" svg:width="4.185cm" svg:height="1.754cm" svg:x="5.805cm" svg:y="2.93cm"><text:p><text:span text:style-name="T3">Formulai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name="Forme9" draw:style-name="gr4" draw:text-style-name="P7" svg:x1="7.472cm" svg:y1="2.454cm" svg:x2="7.472cm" svg:y2="2.798cm"><text:p/></draw:line><draw:line text:anchor-type="paragraph" draw:z-index="10" draw:name="Forme10" draw:style-name="gr4" draw:text-style-name="P7" svg:x1="7.578cm" svg:y1="4.683cm" svg:x2="7.578cm" svg:y2="5.496cm"><text:p/></draw:line><draw:custom-shape text:anchor-type="paragraph" draw:z-index="11" draw:name="Forme11" draw:style-name="gr7" draw:text-style-name="P10" svg:width="15.747cm" svg:height="1.495cm" svg:x="-1.367cm" svg:y="5.523cm"><text:p><text:span text:style-name="T3">Après l’envoie du formulaire l’utilisateur Reçoit un message sur sa boite mail ou <text:s/>Son numéro de téléphone </text:span></text:p><text:p><text:span text:style-name="T3">lui confirmant La réussite de l’opération en lui rappelant <text:s/>Le lieu de livraison de la carte dans les </text:span></text:p><text:p><text:span text:style-name="T3">72h avenir.Mais aussi le message lui donne les indications à suivre en ce qui concerne l’utilisation de</text:span></text:p><text:p><text:span text:style-name="T3"><text:s/></text:span><text:span text:style-name="T3">l’application avant et après l’obtention de la carte(Un champ « entrer le code d’activation de la carte » apparaît) 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" draw:name="Forme12" draw:style-name="gr4" draw:text-style-name="P7" svg:x1="7.234cm" svg:y1="7.375cm" svg:x2="2.471cm" svg:y2="8.46cm"><text:p/></draw:line><draw:line text:anchor-type="paragraph" draw:z-index="13" draw:name="Forme13" draw:style-name="gr4" draw:text-style-name="P7" svg:x1="7.419cm" svg:y1="7.322cm" svg:x2="11.652cm" svg:y2="8.513cm"><text:p/></draw:line><draw:custom-shape text:anchor-type="paragraph" draw:z-index="14" draw:name="Forme14" draw:style-name="gr8" svg:width="4.446cm" svg:height="1.535cm" svg:x="-0.148cm" svg:y="8.46cm"><text:p>En attente de la car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name="Forme15" draw:style-name="gr4" draw:text-style-name="P7" svg:x1="1.254cm" svg:y1="9.994cm" svg:x2="1.254cm" svg:y2="10.814cm"><text:p/></draw:line><draw:custom-shape text:anchor-type="paragraph" draw:z-index="16" draw:name="Forme16" draw:style-name="gr9" draw:text-style-name="P10" svg:width="2.939cm" svg:height="1.775cm" svg:x="-0.942cm" svg:y="10.656cm"><text:p><text:span text:style-name="T3">En attente de reception de la carte l’utilisateur sur l’application</text:span></text:p><text:p><text:span text:style-name="T3">Peut consulter les lieux des differentes stations total dans le </text:span></text:p><text:p><text:span text:style-name="T3">Gabon sur une Maps,ils peut cosulter le Apropos de l’appli,</text:span></text:p><text:p><text:span text:style-name="T3">Et voir un tuto vidéo lui montrant la prise en main de l’application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Forme14" draw:style-name="gr8" svg:width="4.446cm" svg:height="1.535cm" svg:x="9.747cm" svg:y="8.513cm"><text:p>Carte reçus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8" draw:name="Forme17" draw:style-name="gr4" draw:text-style-name="P7" svg:x1="13.266cm" svg:y1="10.047cm" svg:x2="13.292cm" svg:y2="11.211cm"><text:p/></draw:line><draw:custom-shape text:anchor-type="paragraph" draw:z-index="19" draw:name="Forme18" draw:style-name="gr10" draw:text-style-name="P8" svg:width="6.086cm" svg:height="1.43cm" svg:x="11.15cm" svg:y="11.396cm"><text:p>A la réception de la carte l’utilisateur entre dans le champ</text:p><text:p>« Entrer le code de validation de la carte » le code de validation de la carte</text:p><text:p>Qui lui est parvenu en même temps que la carte. <text:span text:style-name="T4">Automatiquement</text:span> il reçoit </text:p><text:p>Un message sur son téléphone ou sa boite mail lui confirmant la réception de </text:p><text:p>Sa carte en lui envoyant un mot de passe de connexion (sur l’appli l’utilisateur </text:p><text:p>Est redirigé sur interface de connexion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Forme19" draw:style-name="gr11" draw:text-style-name="P8" svg:width="8.203cm" svg:height="2.144cm" svg:x="10.567cm" svg:y="16.503cm"><text:p>Le mot de passe entré ,l’utilisateur est dirigé sur l’interface de personnalisation de </text:p><text:p>Son compte(pseudo,mot de passe,code pin de la carte etc.). L’utilisateur utilise l’appl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Forme20" draw:style-name="gr12" svg:width="6.51cm" svg:height="1.747cm" svg:x="13.107cm" svg:y="14.28cm"><text:p>Connec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2" draw:name="Forme21" draw:style-name="gr4" draw:text-style-name="P7" svg:x1="16.124cm" svg:y1="13.434cm" svg:x2="16.124cm" svg:y2="14.281cm"><text:p/></draw:line><draw:line text:anchor-type="paragraph" draw:z-index="23" draw:name="Forme22" draw:style-name="gr4" draw:text-style-name="P7" svg:x1="16.071cm" svg:y1="16.027cm" svg:x2="16.071cm" svg:y2="17.059cm"><text:p/></draw:line><text:tab/><text:tab/><text:tab/></text:p>
      <text:p text:style-name="P4"><draw:custom-shape text:anchor-type="paragraph" draw:z-index="24" draw:name="Forme1" draw:style-name="gr1" draw:text-style-name="P6" svg:width="7.224cm" svg:height="1.482cm" svg:x="8.398cm" svg:y="-1.759cm"><text:p><text:span text:style-name="T2">A l’ouverture de l’application la première fois</text:span></text:p><text:p><text:span text:style-name="T2">,l’utilisateur choisis :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5" draw:name="Forme5" draw:style-name="gr4" draw:text-style-name="P7" svg:x1="8.768cm" svg:y1="-0.277cm" svg:x2="10.832cm" svg:y2="-0.647cm"><text:p/></draw:line><draw:line text:anchor-type="paragraph" draw:z-index="26" draw:name="Forme6" draw:style-name="gr4" draw:text-style-name="P7" svg:x1="11.07cm" svg:y1="-0.806cm" svg:x2="13.451cm" svg:y2="-0.277cm"><text:p/></draw:line><draw:custom-shape text:anchor-type="paragraph" draw:z-index="27" draw:name="Forme2" draw:style-name="gr2" svg:width="3.864cm" svg:height="2.012cm" svg:x="5.964cm" svg:y="-0.277cm"><text:p>Commander sa carte </text:p><text:p>Samb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Forme2" draw:style-name="gr3" svg:width="4.657cm" svg:height="2.012cm" svg:x="11.837cm" svg:y="-0.277cm"><text:p>J’ai déjà une carte Samb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9" draw:name="Forme23" draw:style-name="gr4" draw:text-style-name="P7" svg:x1="15.833cm" svg:y1="1.734cm" svg:x2="20.384cm" svg:y2="3.852cm"><text:p/></draw:line><draw:line text:anchor-type="paragraph" draw:z-index="30" draw:name="Forme24" draw:style-name="gr4" draw:text-style-name="P7" svg:x1="13.028cm" svg:y1="1.734cm" svg:x2="5.964cm" svg:y2="4.064cm"><text:p/></draw:line><draw:line text:anchor-type="paragraph" draw:z-index="31" draw:name="Forme25" draw:style-name="gr4" draw:text-style-name="P7" svg:x1="14.192cm" svg:y1="1.734cm" svg:x2="14.351cm" svg:y2="4.276cm"><text:p/></draw:line><draw:custom-shape text:anchor-type="paragraph" draw:z-index="32" draw:name="Forme26" draw:style-name="gr13" draw:text-style-name="P8" svg:width="9.843cm" svg:height="0.9cm" svg:x="9.245cm" svg:y="2cm"><text:p>L’utilisateur est dirigé sur une nouvelle page contenant :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Forme27" draw:style-name="gr14" svg:width="8.282cm" svg:height="2.382cm" svg:x="1.386cm" svg:y="4.064cm"><text:p>Un formulaire de connexion demandant </text:p><text:p>Comme information son numéro de téléphone </text:p><text:p>Ou son adresses mail et son mot de pass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Forme28" draw:style-name="gr15" draw:text-style-name="P9" svg:width="7.914cm" svg:height="2.2cm" svg:x="10.091cm" svg:y="4.064cm"><text:p><text:span text:style-name="T3">Un lien cliquable en cas d’oublie </text:span></text:p><text:p><text:span text:style-name="T3">d’informations à fournir lors de la connex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Forme29" draw:style-name="gr16" svg:width="0.08cm" svg:height="0.054cm" svg:x="19.405cm" svg:y="4.4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6" draw:name="Forme30" draw:style-name="gr17" draw:text-style-name="P9" svg:width="7.436cm" svg:height="2.04cm" svg:x="18.346cm" svg:y="4.011cm"><text:p><text:span text:style-name="T3">Un lien clicable pour ceux qui ont déjà la </text:span></text:p><text:p><text:span text:style-name="T3">Carte mais pas de compte sur l’appli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7" draw:name="Forme31" draw:style-name="gr18" svg:width="8.309cm" svg:height="2.938cm" svg:x="1.334cm" svg:y="7.239cm"><text:p>L’utilisateur est sur la page d’accueil de l’appli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8" draw:name="Forme32" draw:style-name="gr4" draw:text-style-name="P7" svg:x1="5.064cm" svg:y1="6.445cm" svg:x2="5.09cm" svg:y2="7.424cm"><text:p/></draw:line><draw:custom-shape text:anchor-type="paragraph" draw:z-index="39" draw:name="Forme33" draw:style-name="gr19" svg:width="8.044cm" svg:height="0.953cm" svg:x="1.531cm" svg:y="11.287cm"><text:p>Sur Samba l’utilisateur peut :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0" draw:name="Forme34" draw:style-name="gr20" svg:width="3.017cm" svg:height="1.456cm" svg:x="-1.723cm" svg:y="13.404cm"><text:p>Recharger la carte</text:p><text:p>Samba</text:p><draw:enhanced-geometry svg:viewBox="0 0 21600 21600" draw:type="rectangle" draw:enhanced-path="M 0 0 L 21600 0 21600 21600 0 21600 0 0 Z N"/></draw:custom-shape><draw:custom-shape text:anchor-type="paragraph" draw:z-index="41" draw:name="Forme34" draw:style-name="gr21" svg:width="3.017cm" svg:height="1.456cm" svg:x="10.791cm" svg:y="15.759cm"><text:p/><draw:enhanced-geometry svg:viewBox="0 0 21600 21600" draw:type="rectangle" draw:enhanced-path="M 0 0 L 21600 0 21600 21600 0 21600 0 0 Z N"/></draw:custom-shape><draw:custom-shape text:anchor-type="paragraph" draw:z-index="42" draw:name="Forme34" draw:style-name="gr21" svg:width="3.017cm" svg:height="1.456cm" svg:x="5.95cm" svg:y="15.706cm"><text:p/><draw:enhanced-geometry svg:viewBox="0 0 21600 21600" draw:type="rectangle" draw:enhanced-path="M 0 0 L 21600 0 21600 21600 0 21600 0 0 Z N"/></draw:custom-shape><draw:custom-shape text:anchor-type="paragraph" draw:z-index="43" draw:name="Forme34" draw:style-name="gr21" svg:width="3.017cm" svg:height="1.456cm" svg:x="-1.988cm" svg:y="15.573cm"><text:p/><draw:enhanced-geometry svg:viewBox="0 0 21600 21600" draw:type="rectangle" draw:enhanced-path="M 0 0 L 21600 0 21600 21600 0 21600 0 0 Z N"/></draw:custom-shape><draw:custom-shape text:anchor-type="paragraph" draw:z-index="44" draw:name="Forme34" draw:style-name="gr22" svg:width="3.587cm" svg:height="1.456cm" svg:x="22.154cm" svg:y="13.642cm"><text:p>Lire des témoignages</text:p><draw:enhanced-geometry svg:viewBox="0 0 21600 21600" draw:type="rectangle" draw:enhanced-path="M 0 0 L 21600 0 21600 21600 0 21600 0 0 Z N"/></draw:custom-shape><draw:custom-shape text:anchor-type="paragraph" draw:z-index="45" draw:name="Forme34" draw:style-name="gr20" svg:width="3.017cm" svg:height="1.456cm" svg:x="18.835cm" svg:y="13.748cm"><text:p>Poster des </text:p><text:p>témoigneges</text:p><draw:enhanced-geometry svg:viewBox="0 0 21600 21600" draw:type="rectangle" draw:enhanced-path="M 0 0 L 21600 0 21600 21600 0 21600 0 0 Z N"/></draw:custom-shape><draw:custom-shape text:anchor-type="paragraph" draw:z-index="46" draw:name="Forme34" draw:style-name="gr20" svg:width="3.017cm" svg:height="1.456cm" svg:x="15.607cm" svg:y="13.695cm"><text:p>Configurer son </text:p><text:p>compte</text:p><draw:enhanced-geometry svg:viewBox="0 0 21600 21600" draw:type="rectangle" draw:enhanced-path="M 0 0 L 21600 0 21600 21600 0 21600 0 0 Z N"/></draw:custom-shape><draw:custom-shape text:anchor-type="paragraph" draw:z-index="47" draw:name="Forme34" draw:style-name="gr23" svg:width="3.017cm" svg:height="1.932cm" svg:x="12.061cm" svg:y="13.192cm"><text:p>Faire des achats</text:p><text:p>En ligne</text:p><text:p><text:s/>avec sa carte </text:p><text:p/><draw:enhanced-geometry svg:viewBox="0 0 21600 21600" draw:type="rectangle" draw:enhanced-path="M 0 0 L 21600 0 21600 21600 0 21600 0 0 Z N"/></draw:custom-shape><draw:custom-shape text:anchor-type="paragraph" draw:z-index="48" draw:name="Forme34" draw:style-name="gr20" svg:width="3.017cm" svg:height="1.456cm" svg:x="8.807cm" svg:y="13.563cm"><text:p>Consulter une </text:p><text:p>Maps</text:p><draw:enhanced-geometry svg:viewBox="0 0 21600 21600" draw:type="rectangle" draw:enhanced-path="M 0 0 L 21600 0 21600 21600 0 21600 0 0 Z N"/></draw:custom-shape><draw:custom-shape text:anchor-type="paragraph" draw:z-index="49" draw:name="Forme34" draw:style-name="gr20" svg:width="3.017cm" svg:height="1.456cm" svg:x="5.156cm" svg:y="13.483cm"><text:p>Recevoir des</text:p><text:p>Notifs sur ses</text:p><text:p>operations</text:p><draw:enhanced-geometry svg:viewBox="0 0 21600 21600" draw:type="rectangle" draw:enhanced-path="M 0 0 L 21600 0 21600 21600 0 21600 0 0 Z N"/></draw:custom-shape><draw:custom-shape text:anchor-type="paragraph" draw:z-index="50" draw:name="Forme34" draw:style-name="gr20" svg:width="3.017cm" svg:height="1.456cm" svg:x="1.875cm" svg:y="13.377cm"><text:p>Consulter son </text:p><text:p>compte</text:p><draw:enhanced-geometry svg:viewBox="0 0 21600 21600" draw:type="rectangle" draw:enhanced-path="M 0 0 L 21600 0 21600 21600 0 21600 0 0 Z N"/></draw:custom-shape><draw:custom-shape text:anchor-type="paragraph" draw:z-index="51" draw:name="Forme35" draw:style-name="gr24" svg:width="3.095cm" svg:height="1.535cm" svg:x="1.93cm" svg:y="15.52cm"><text:p/><draw:enhanced-geometry svg:viewBox="0 0 21600 21600" draw:mirror-horizontal="true" draw:mirror-vertical="tru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22:16:06.807190850</meta:creation-date>
    <dc:date>2019-02-14T20:07:23.208482934</dc:date>
    <meta:editing-duration>PT27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3" meta:word-count="11" meta:character-count="74" meta:non-whitespace-character-count="62"/>
  </office:meta>
</office:document-meta>
</file>